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3d0" officeooo:paragraph-rsid="000c53d0"/>
    </style:style>
    <style:style style:name="P2" style:family="paragraph" style:parent-style-name="Standard">
      <style:text-properties officeooo:rsid="000e2473" officeooo:paragraph-rsid="000e2473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0e2473" officeooo:paragraph-rsid="000e247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c53d0" officeooo:paragraph-rsid="000c53d0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f3d2d" officeooo:paragraph-rsid="000f3d2d"/>
    </style:style>
    <style:style style:name="P6" style:family="paragraph" style:parent-style-name="Standard">
      <style:text-properties officeooo:rsid="000fada1" officeooo:paragraph-rsid="000fada1"/>
    </style:style>
    <style:style style:name="P7" style:family="paragraph" style:parent-style-name="Standard">
      <style:text-properties officeooo:rsid="0010c830" officeooo:paragraph-rsid="0010c830"/>
    </style:style>
    <style:style style:name="P8" style:family="paragraph" style:parent-style-name="Standard">
      <style:text-properties officeooo:rsid="0012a66c" officeooo:paragraph-rsid="000e2473"/>
    </style:style>
    <style:style style:name="T1" style:family="text">
      <style:text-properties officeooo:rsid="0014549e"/>
    </style:style>
    <style:style style:name="T2" style:family="text">
      <style:text-properties officeooo:rsid="00146ffe"/>
    </style:style>
    <style:style style:name="T3" style:family="text">
      <style:text-properties officeooo:rsid="00163fb7"/>
    </style:style>
    <style:style style:name="T4" style:family="text">
      <style:text-properties officeooo:rsid="00183f5c"/>
    </style:style>
    <style:style style:name="T5" style:family="text">
      <style:text-properties officeooo:rsid="0019d9ce"/>
    </style:style>
    <style:style style:name="T6" style:family="text">
      <style:text-properties officeooo:rsid="001b6fe7"/>
    </style:style>
    <style:style style:name="T7" style:family="text">
      <style:text-properties officeooo:rsid="001d5d73"/>
    </style:style>
    <style:style style:name="T8" style:family="text">
      <style:text-properties officeooo:rsid="001e8eda"/>
    </style:style>
    <style:style style:name="T9" style:family="text">
      <style:text-properties officeooo:rsid="001e9e03"/>
    </style:style>
    <style:style style:name="T10" style:family="text">
      <style:text-properties officeooo:rsid="00202dab"/>
    </style:style>
    <style:style style:name="T11" style:family="text">
      <style:text-properties officeooo:rsid="0021a042"/>
    </style:style>
    <style:style style:name="T12" style:family="text">
      <style:text-properties officeooo:rsid="0022fe4f"/>
    </style:style>
    <style:style style:name="T13" style:family="text">
      <style:text-properties officeooo:rsid="0023da7f"/>
    </style:style>
    <style:style style:name="T14" style:family="text">
      <style:text-properties officeooo:rsid="00256a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k Log Video Banner</text:p>
      <text:p text:style-name="P1"/>
      <text:p text:style-name="P3">List Values Of Events :</text:p>
      <text:p text:style-name="P8"/>
      <text:p text:style-name="P5">1. creativeView: <text:span text:style-name="T14">Create Player</text:span></text:p>
      <text:p text:style-name="P5"><text:tab/><text:tab/><text:span text:style-name="T2">Value: 100</text:span></text:p>
      <text:p text:style-name="P5"/>
      <text:p text:style-name="P6">2. start: <text:span text:style-name="T1">Player start</text:span></text:p>
      <text:p text:style-name="P6"><text:tab/><text:tab/><text:span text:style-name="T2">Value: 101</text:span></text:p>
      <text:p text:style-name="P6"/>
      <text:p text:style-name="P6">3. midpoint: <text:span text:style-name="T1">running to midpoint</text:span></text:p>
      <text:p text:style-name="P6"><text:tab/><text:tab/><text:span text:style-name="T2">Value: 102</text:span></text:p>
      <text:p text:style-name="P6"/>
      <text:p text:style-name="P6">4. firstQuartile: <text:span text:style-name="T1">run to 25%</text:span></text:p>
      <text:p text:style-name="P6"><text:tab/><text:tab/><text:span text:style-name="T2">Value: 103</text:span></text:p>
      <text:p text:style-name="P6"/>
      <text:p text:style-name="P6">5. thirdQuartile: <text:span text:style-name="T1">run to 75%</text:span></text:p>
      <text:p text:style-name="P6"><text:tab/><text:tab/><text:span text:style-name="T2">Value: 104</text:span></text:p>
      <text:p text:style-name="P6"/>
      <text:p text:style-name="P6">6. complete: <text:span text:style-name="T1">run complete.</text:span></text:p>
      <text:p text:style-name="P6"><text:tab/><text:tab/><text:span text:style-name="T2">Value: 105</text:span></text:p>
      <text:p text:style-name="P6"/>
      <text:p text:style-name="P6">7. mute: <text:span text:style-name="T6">Mute Sound</text:span></text:p>
      <text:p text:style-name="P6"><text:tab/><text:tab/><text:span text:style-name="T2">Value: 106</text:span></text:p>
      <text:p text:style-name="P6"/>
      <text:p text:style-name="P6">8. unmute: <text:span text:style-name="T6">Unmute Sound</text:span></text:p>
      <text:p text:style-name="P6"><text:tab/><text:tab/><text:span text:style-name="T2">Value: 107</text:span></text:p>
      <text:p text:style-name="P6"/>
      <text:p text:style-name="P6">9. pause: <text:span text:style-name="T7">pause Ads</text:span></text:p>
      <text:p text:style-name="P6"><text:tab/><text:tab/><text:span text:style-name="T2">Value: 108</text:span></text:p>
      <text:p text:style-name="P6"/>
      <text:p text:style-name="P6">10. rewind: <text:span text:style-name="T8">Rewind Ads</text:span></text:p>
      <text:p text:style-name="P6"><text:tab/><text:tab/><text:span text:style-name="T3">Value: 109</text:span></text:p>
      <text:p text:style-name="P6"/>
      <text:p text:style-name="P6">11. resume: <text:span text:style-name="T9">resume Ads</text:span></text:p>
      <text:p text:style-name="P6"><text:tab/><text:tab/><text:span text:style-name="T3">Value: 110</text:span></text:p>
      <text:p text:style-name="P6"/>
      <text:p text:style-name="P7">12. fullscreen: <text:span text:style-name="T10">switch full screen</text:span></text:p>
      <text:p text:style-name="P7"><text:tab/><text:tab/><text:span text:style-name="T3">Value: 111</text:span></text:p>
      <text:p text:style-name="P7"/>
      <text:p text:style-name="P7">13. expand: <text:span text:style-name="T11">expand banner</text:span></text:p>
      <text:p text:style-name="P7"><text:tab/><text:tab/><text:span text:style-name="T3">Value: 112</text:span></text:p>
      <text:p text:style-name="P7"/>
      <text:p text:style-name="P7">14. collapse: <text:span text:style-name="T12">Collapse banner</text:span></text:p>
      <text:p text:style-name="P7"><text:tab/><text:tab/><text:span text:style-name="T4">Value: 113</text:span></text:p>
      <text:p text:style-name="P7"/>
      <text:p text:style-name="P7">15. close: <text:span text:style-name="T13">Close Ads</text:span></text:p>
      <text:p text:style-name="P7"><text:tab/><text:tab/><text:span text:style-name="T5">Value: 114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6:02:09.233956013</meta:creation-date>
    <dc:date>2017-09-14T16:43:14.770780267</dc:date>
    <meta:editing-duration>PT40M54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03" meta:character-count="603" meta:non-whitespace-character-count="502"/>
  </office:meta>
</office:document-meta>
</file>